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fo:font-size="8pt" style:font-size-asian="8pt" style:font-name-complex="Courier New"/>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9" style:family="paragraph" style:parent-style-name="Standard">
      <style:text-properties style:font-name="Courier New" fo:font-size="8pt" fo:language="en" fo:country="US" style:font-name-asian="Wingdings"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1" style:family="paragraph" style:parent-style-name="Standard">
      <style:paragraph-properties fo:text-align="justify" style:justify-single-word="false"/>
      <style:text-properties style:font-name="Courier New" fo:font-size="8pt" fo:font-weight="bold" style:font-name-asian="Wingdings" style:font-size-asian="8pt" style:font-weight-asian="bold" style:font-name-complex="Courier New" style:font-weight-complex="bold"/>
    </style:style>
    <style:style style:name="P12"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3" style:family="paragraph" style:parent-style-name="Standard">
      <style:paragraph-properties fo:text-align="justify" style:justify-single-word="false"/>
      <style:text-properties style:font-name="Courier New" fo:language="en" fo:country="US" fo:font-weight="bold" style:font-weight-asian="bold" style:font-name-complex="Courier New" style:font-weight-complex="bold"/>
    </style:style>
    <style:style style:name="P14" style:family="paragraph" style:parent-style-name="Standard" style:list-style-name="WW8Num11"/>
    <style:style style:name="P15" style:family="paragraph" style:parent-style-name="Standard">
      <style:text-properties style:font-name-asian="Wingdings"/>
    </style:style>
    <style:style style:name="P16" style:family="paragraph" style:parent-style-name="Standard">
      <style:paragraph-properties fo:text-align="justify" style:justify-single-word="false"/>
      <style:text-properties style:font-name-asian="Wingdings"/>
    </style:style>
    <style:style style:name="P17" style:family="paragraph" style:parent-style-name="Standard">
      <style:paragraph-properties fo:margin-left="1.27cm" fo:margin-right="0cm" fo:text-align="justify" style:justify-single-word="false" fo:text-indent="0cm" style:auto-text-indent="false"/>
    </style:style>
    <style:style style:name="P18" style:family="paragraph" style:parent-style-name="Standard">
      <style:paragraph-properties fo:margin-left="0cm" fo:margin-right="0cm" fo:text-align="justify" style:justify-single-word="false" fo:text-indent="1.27cm" style:auto-text-indent="false"/>
    </style:style>
    <style:style style:name="P19" style:family="paragraph" style:parent-style-name="Standard">
      <style:paragraph-properties fo:margin-left="0cm" fo:margin-right="0cm" fo:text-align="justify" style:justify-single-word="false" fo:text-indent="1.27cm" style:auto-text-indent="false"/>
      <style:text-properties style:font-name-asian="Wingdings"/>
    </style:style>
    <style:style style:name="P20" style:family="paragraph" style:parent-style-name="Heading_20_2">
      <style:text-properties style:font-name-asian="Wingdings"/>
    </style:style>
    <style:style style:name="P21" style:family="paragraph" style:parent-style-name="Название_20_объекта">
      <style:paragraph-properties fo:text-align="center" style:justify-single-word="false"/>
    </style:style>
    <style:style style:name="P22" style:family="paragraph" style:parent-style-name="Название_20_объекта">
      <style:paragraph-properties fo:text-align="center" style:justify-single-word="false"/>
      <style:text-properties style:font-name-asian="Wingdings"/>
    </style:style>
    <style:style style:name="P23"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background-color="#ff0000"/>
    </style:style>
    <style:style style:name="T5" style:family="text">
      <style:text-properties fo:font-size="8pt" style:font-size-asian="8pt"/>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8pt" fo:language="en" fo:country="US" fo:font-weight="bold" style:font-size-asian="8pt" style:font-weight-asian="bold" style:font-name-complex="Courier New" style:font-weight-complex="bold"/>
    </style:style>
    <style:style style:name="T9" style:family="text">
      <style:text-properties style:font-name="Courier New" fo:font-size="8pt" fo:language="en" fo:country="US" style:font-name-asian="Wingdings" style:font-size-asian="8pt" style:font-name-complex="Courier New"/>
    </style:style>
    <style:style style:name="T10" style:family="text">
      <style:text-properties style:font-name="Courier New" fo:font-size="8pt" fo:font-weight="bold" style:font-size-asian="8pt" style:font-weight-asian="bold" style:font-name-complex="Courier New" style:font-weight-complex="bold"/>
    </style:style>
    <style:style style:name="T11" style:family="text">
      <style:text-properties style:font-name="Courier New" fo:font-size="8pt" style:font-name-asian="Wingdings" style:font-size-asian="8pt" style:font-name-complex="Courier New"/>
    </style:style>
    <style:style style:name="T12" style:family="text">
      <style:text-properties style:font-name="Courier New" style:font-name-complex="Courier New"/>
    </style:style>
    <style:style style:name="T13" style:family="text">
      <style:text-properties style:font-name="Courier New" fo:language="en" fo:country="US" style:font-name-complex="Courier New"/>
    </style:style>
    <style:style style:name="T14" style:family="text">
      <style:text-properties fo:font-size="9pt" fo:language="en" fo:country="US" style:font-size-asian="9pt"/>
    </style:style>
    <style:style style:name="T15" style:family="text">
      <style:text-properties style:font-name="Wingdings" fo:font-size="8pt" fo:language="en" fo:country="US" style:font-name-asian="Wingdings" style:font-size-asian="8pt" style:font-name-complex="Wingding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3" text:outline-level="1">старые антиотладочные приемы на новый лад</text:h>
      <text:p text:style-name="Standard">крис касперски ака мыщъх</text:p>
      <text:p text:style-name="P17"><text:span text:style-name="T1">новое, как говориться, это хорошо забытое старое. антиотладочные приемы времен </text:span><text:span text:style-name="T3">ms</text:span><text:span text:style-name="T1">-</text:span><text:span text:style-name="T3">dos</text:span><text:span text:style-name="T1"> и </text:span><text:span text:style-name="T3">debug</text:span><text:span text:style-name="T1">.</text:span><text:span text:style-name="T3">com</text:span><text:span text:style-name="T1"> возвращаются, чтобы снова работать в </text:span><text:span text:style-name="T3">Windows </text:span><text:span text:style-name="T1">2000/</text:span><text:span text:style-name="T3">XP</text:span><text:span text:style-name="T1">/2003. статья не только вызовет у вас ритуально-ностольгический интерес, но и послужит практическим пособием по борьбе с хакерами и отладчиками.</text:span></text:p>
      <text:h text:style-name="Heading_20_2" text:outline-level="2">введение </text:h>
      <text:p text:style-name="P18">Отладчики (а отладчик, как известно, — основной инструмент хакера) прошли долгий эволюционный путь — от <text:span text:style-name="T2">debug</text:span>.<text:span text:style-name="T2">com</text:span> до <text:span text:style-name="T2">soft</text:span>-<text:span text:style-name="T2">ice</text:span>. За это время было найдено множество способов борьбы с ними, однако, не все они оказались удачны. В последнее время наблюдается острый дефицит хороших антиотладочных приемов. Так не пора ли вернутся к истокам — древним приемам, проверенных годами? Технический прогресс развивается по спирали и методы защиты, разработанные для <text:span text:style-name="T2">ms</text:span>-<text:span text:style-name="T2">dos</text:span> и утратившие актуальность к концу ее существования, оказывают убийственное воздействие на <text:span text:style-name="T2">Windows</text:span>-отладчики, которые просто не предусматривали такого поворота событий и капитулируют сразу, даже не пытаясь бороться.</text:p>
      <text:p text:style-name="P18">Разумеется, непосредственный перенос антиотладочных методик из <text:span text:style-name="T2">ms</text:span>-<text:span text:style-name="T2">dos</text:span> в <text:span text:style-name="T2">Windows</text:span> невозможен хотя бы уже потому, что в <text:span text:style-name="T2">Windows</text:span> нет "прерываний" в том смысле, который в них вкладывает <text:span text:style-name="T2">ms</text:span>-<text:span text:style-name="T2">dos</text:span>. В ней нет портов ввода/вывода, физической памяти и множества других привычных для <text:span text:style-name="T2">ms</text:span>-<text:span text:style-name="T2">dos</text:span> программистов концепций и вещей. То есть, они, разумеется, есть (куда же без прерываний?!), но техника работы с ними радикально отличается. Так что, определенная адаптация все-таки необходима.</text:p>
      <text:p text:style-name="P2"/>
      <text:p text:style-name="P21">Рисунок<text:span text:style-name="T2"> </text:span><text:sequence text:ref-name="refDrawing0" text:name="Drawing" text:formula="ooow:Drawing+1" style:num-format="1">1</text:sequence><text:span text:style-name="T2"> </text:span>древнейший отладчик <text:span text:style-name="T2">debug</text:span>.<text:span text:style-name="T2">com</text:span></text:p>
      <text:p text:style-name="P18">Основной упор мы сделаем на прикладной уровень и программистов средней квалификации, которые, возможно, имеют представление о драйверах, но разрабатывать их самостоятельно не собираются. Некоторые из описанных методик практически полностью системно-независимы и работают под любой 32-разрядной операционной системой семейства <text:span text:style-name="T2">Windows</text:span>, частично поддерживания <text:span text:style-name="T2">Windows</text:span> 3.<text:span text:style-name="T2">x</text:span> и <text:span text:style-name="T2">Windows XP</text:span> 64-<text:span text:style-name="T2">bit</text:span> <text:span text:style-name="T2">edition</text:span>. Некоторые требуют только <text:span text:style-name="T2">NT</text:span> или производную от нее систему, причем, никаких гарантий сохранения работоспособности в последующих версиях <text:span text:style-name="T2">Windows</text:span> у нас нет. Даже если использовать только документированные функции, <text:span text:style-name="T2">Microsoft</text:span> в любой момент может их изменить, как это она уже делала неоднократно, причем, в последнее время все чаще и чаще. Лучше вообще не использовать никаких системно-зависимых функций и писать все на <text:span text:style-name="T2">ANSI</text:span> Си/С++ или <text:span text:style-name="T2">DELPHI</text:span> (фактически, <text:span text:style-name="T2">DELPHI</text:span> представляет собой самостоятельную "операционную систему", натянутую поверх <text:span text:style-name="T2">Windows</text:span> и абстрагирующую программиста от прихотей <text:span text:style-name="T2">Microsoft</text:span> — вы просто перекомпилируете код и все! разумеется, речь идет только о прикладных задачах и на антиотладочные приемы указанное преимущество <text:span text:style-name="T2">DELHPI</text:span> не распространяется). Тем не менее, бояться антиотладочных приемов ненужно. Их использование вполне допустимо, если не сказать — желательно.</text:p>
      <text:p text:style-name="P18">Хороший сборник антиотладочных приемов глубокой древности можно найти в статье "Anti Debugging Tricks" (<text:span text:style-name="T2">http</text:span>://<text:span text:style-name="T2">textfiles</text:span>.<text:span text:style-name="T2">group</text:span>.<text:span text:style-name="T2">lt</text:span>/<text:span text:style-name="T2">programming</text:span>/<text:span text:style-name="T2">antidbg</text:span>.<text:span text:style-name="T2">txt</text:span>), написанной известным вирусописателем Inbar Raz (что? никаких ассоциаций? эх... молодежь!) датируемой 1993 годом, но сами описанные в ней приемы имеют намного более почетный возраст и многие из них пришли в <text:span text:style-name="T2">ms</text:span>-<text:span text:style-name="T2">dos</text:span> с еще более древних машин. Попытаемся перенести их на <text:span text:style-name="T2">Windows</text:span>?</text:p>
      <text:h text:style-name="Heading_20_2" text:outline-level="2">программа, которая трассирует себя сама</text:h>
      <text:p text:style-name="P18">Один из древнейших приемов основан на "поглощении" трассировочного прерывания отладчиком. Рассмотрим его поподробнее. Как известно, <text:span text:style-name="T2">x</text:span>86-процессоры имеют специальный <text:span text:style-name="T2">trap</text:span>-флаг (или, сокращенно <text:span text:style-name="T2">TF</text:span>). Когда он взведен, после выполнения каждой инструкции генерируется специальное отладочное прерывание, обрабатываемое отладчиком (если, конечно, он установлен и действительно отлаживает программу). В противном случае управление получает обработчик по умолчанию. В <text:span text:style-name="T2">ms</text:span>-<text:span text:style-name="T2">dos</text:span> он представляет собой "холостую" заглушку, состоящую из одного лишь <text:span text:style-name="T2">IRET</text:span>, и выполнение программы не прерывается, а вот <text:span text:style-name="T2">Windows</text:span> <text:soft-page-break/>возбуждает исключение, приводящее к появлению хорошо всем известного диалогового окна "программа совершила недопустимую операцию и будет закрыта".</text:p>
      <text:p text:style-name="P18">Формально, флаг трассировки является частью регистра флагов и потому может быть сохранен в стеке командной <text:span text:style-name="T2">pushf</text:span>/<text:span text:style-name="T2">pushfd</text:span>, однако, распознать факт трассировки таким способом скорее всего не удастся, поскольку многие отладчики маскируют свое присутствие. При пошаговом выполнении программы они осуществляют дополнительную проверку — а не является ли только что выполненная команда инструкций <text:span text:style-name="T2">pushf</text:span> и если это так — лезут в стек и корректируют сохраненное значение регистра флагов, сбрасывая <text:span text:style-name="T2">TF</text:span> в ноль. Правда, тут можно схитрить. Например, добавить несколько лишних префиксов перед командой <text:span text:style-name="T2">pushf</text:span> — есть шанс, что отладчик не сможет их распознать. Еще можно использовать самомодифицирующийся код, расположив команду <text:span text:style-name="T2">pushf</text:span> в стеке с таким расчетом, чтобы сохраненное значение регистра флагов затирало ее напрочь, правда тут есть одна маленькая проблема. Производители аппаратно-программного обеспечения наконец-то признали тот факт, что научить программистов программированию им так и не удалось, а теперь уже и не удастся. Операционные системы и приложения буквально нашпигованы ошибками переполнения буфера, через которых распространяются черви, троянские программы и другая зараза. Чтобы прикрыть лазейку пришлось пойти на довольно жесткую, спорную и радикальную меру — неисполняемый стек. И хотя распространения червей он все равно не остановит, ведь существуют и другие типы переполняющихся буферов (множество статей на эту тему лежит на <text:span text:style-name="T2">ftp</text:span>://<text:span text:style-name="T2">nezumi</text:span>.<text:span text:style-name="T2">org</text:span>.<text:span text:style-name="T2">ru</text:span>), для нас (пользователей и программистов) в практическом плане это означает, что огромное количество программ перестанет работать, поскольку они защищены упаковщиками и протекторами, использующими самомодифицирующийся код, исполняющийся в стеке. Поэтому, <text:span text:style-name="T2">Microsoft</text:span> предусмотрела возможность отключения защиты. При первой попытке исполнения кода на стеке, <text:span text:style-name="T2">Windows XP</text:span> выбросит грозное диалоговое окно <text:span text:style-name="T4">(см. рис. 2)</text:span> и при утвердительном ответе пользователя выполнение защищенной программы будет продолжено, так все не так уж и плохо.</text:p>
      <text:p text:style-name="P1"/>
      <text:p text:style-name="P21">Рисунок<text:span text:style-name="T2"> </text:span><text:sequence text:ref-name="refDrawing1" text:name="Drawing" text:formula="ooow:Drawing+1" style:num-format="1">2</text:sequence><text:span text:style-name="T2"> </text:span>диалоговое окно, появляющееся при попытке выполнения кода в стеке</text:p>
      <text:p text:style-name="P18">Впрочем, отладчики типа <text:span text:style-name="T2">Microsoft</text:span> <text:span text:style-name="T2">Visual</text:span> <text:span text:style-name="T2">C</text:span>++ дурить необязательно и следующий бесхитростный код легко обнаруживает их присутствие. Попробуйте его выполнить в пошаговом режиме и посмотрите, что произойдет!</text:p>
      <text:p text:style-name="P18"/>
      <text:p text:style-name="Standard"><text:span text:style-name="T6"><text:tab/></text:span><text:span text:style-name="T7">pushf</text:span><text:span text:style-name="T6"><text:tab/><text:tab/><text:tab/>; сохраняем флаги в стеке, включая и </text:span><text:span text:style-name="T7">TF</text:span></text:p>
      <text:p text:style-name="Standard"><text:span text:style-name="T6"><text:tab/></text:span><text:span text:style-name="T7">pop</text:span><text:span text:style-name="T6"> </text:span><text:span text:style-name="T7">eax</text:span><text:span text:style-name="T6"><text:tab/><text:tab/><text:tab/>; выталкиваем сохраненные флаги в </text:span><text:span text:style-name="T7">eax</text:span></text:p>
      <text:p text:style-name="Standard"><text:span text:style-name="T6"><text:tab/></text:span><text:span text:style-name="T7">and</text:span><text:span text:style-name="T6"> </text:span><text:span text:style-name="T7">eax</text:span><text:span text:style-name="T6">, 100</text:span><text:span text:style-name="T7">h</text:span><text:span text:style-name="T6"><text:tab/><text:tab/>; выделяем флаг трассировки</text:span></text:p>
      <text:p text:style-name="Standard"><text:span text:style-name="T6"><text:tab/></text:span><text:span text:style-name="T7">jnz</text:span><text:span text:style-name="T6"> </text:span><text:span text:style-name="T7">under</text:span><text:span text:style-name="T6">_</text:span><text:span text:style-name="T7">debugger</text:span><text:span text:style-name="T6"><text:tab/>; если </text:span><text:span text:style-name="T7">TF</text:span><text:span text:style-name="T6"> взведен, нас трассирую</text:span></text:p>
      <text:p text:style-name="P21">Листинг <text:sequence text:ref-name="refЛистинг0" text:name="Листинг" text:formula="ooow:Листинг+1" style:num-format="1">1</text:sequence> простейший анти-отладочный прием, распознающий трассировку под некоторыми отладчиками</text:p>
      <text:p text:style-name="P18">Главный минус этого приема в том, что его очень легко обойти. Достаточно, например, просто подогнать курсор к команде <text:span text:style-name="T2">pushf</text:span>, сказать отладчику "<text:span text:style-name="T2">HERE</text:span>" (т. е. выполняй программу до этого места без трассировки), затем подогнать курсор к <text:span text:style-name="T2">jnz</text:span> и сказать "<text:span text:style-name="T2">HERE</text:span>" еще раз. Таким образом, защищенный фрагмент будет исполняться в обычным режиме и присутствие отладчика окажется незамеченным, поэтому, многие программисты предпочитают сохранять регистр флагов в одном месте программы, а проверять его в другом. Начинающих хакеров это сбивает с толку, но опытных так не проведешь. На конструкцию <text:span text:style-name="T2">pushf</text:span>/<text:span text:style-name="T2">pop reg</text:span>/<text:span text:style-name="T2">xxx reg</text:span>,100h у них уже давно выработался безусловный рефлекс, к тому же взломщику ничего не стоит заменить <text:span text:style-name="T2">and eax</text:span>,100<text:span text:style-name="T2">h</text:span> на <text:span text:style-name="T2">and eax</text:span>,0<text:span text:style-name="T2">h</text:span> и тогда программа навсегда утратит способность распознавать отладчик. Можно (и нужно), конечно, добавить проверку собственной целостности, но только навряд ли она надолго остановит хакера.</text:p>
      <text:p text:style-name="P18">А вот слегка модифицированный вариант той же самой защиты, который распознает присутствие отладчика независимо от того исполняется ли программа в пошаговом режиме или нет. Алгоритм работы в общих чертах выглядит так: мы самостоятельно взводим флаг трассировки и выполняем следующую команду. Процессор послушно генерирует исключение, которые мы перехватываем предварительно установленным <text:span text:style-name="T2">SEH</text:span>-обработчиком, передающим управление нашему коду. Но при наличии отладчика, исключение "поглощается" и <text:span text:style-name="T2">SEH</text:span>-обработчик уже не получает управления!</text:p>
      <text:p text:style-name="P18"/>
      <text:p text:style-name="P4"><text:tab/>; устанавливаем новый обработчик структурных исключений</text:p>
      <text:p text:style-name="Standard"><text:span text:style-name="T7"><text:tab/>xor<text:tab/>eax,eax<text:tab/><text:tab/><text:tab/>; </text:span><text:span text:style-name="T6">обнуляем</text:span><text:span text:style-name="T7"> </text:span><text:span text:style-name="T6">регистр</text:span><text:span text:style-name="T7"> eax</text:span></text:p>
      <text:p text:style-name="Standard"><text:soft-page-break/><text:span text:style-name="T7"><text:tab/>push</text:span><text:span text:style-name="T6"><text:tab/></text:span><text:span text:style-name="T7">offset</text:span><text:span text:style-name="T6"> </text:span><text:span text:style-name="T7">SEH</text:span><text:span text:style-name="T6">_</text:span><text:span text:style-name="T7">handler</text:span><text:span text:style-name="T6"><text:tab/>; кладем в стек указатель на новый обработчик</text:span></text:p>
      <text:p text:style-name="Standard"><text:span text:style-name="T6"><text:tab/></text:span><text:span text:style-name="T7">push</text:span><text:span text:style-name="T6"><text:tab/></text:span><text:span text:style-name="T7">dword</text:span><text:span text:style-name="T6"> </text:span><text:span text:style-name="T7">ptr</text:span><text:span text:style-name="T6"> </text:span><text:span text:style-name="T7">fs</text:span><text:span text:style-name="T6">:[</text:span><text:span text:style-name="T7">eax</text:span><text:span text:style-name="T6">]<text:tab/>; кладем в стек указатель на старый обработчик</text:span></text:p>
      <text:p text:style-name="Standard"><text:span text:style-name="T6"><text:tab/></text:span><text:span text:style-name="T7">mov</text:span><text:span text:style-name="T6"><text:tab/></text:span><text:span text:style-name="T7">fs</text:span><text:span text:style-name="T6">:[</text:span><text:span text:style-name="T7">eax</text:span><text:span text:style-name="T6">],</text:span><text:span text:style-name="T7">esp</text:span><text:span text:style-name="T6"><text:tab/><text:tab/>; регистрируем новый </text:span><text:span text:style-name="T7">SEH</text:span><text:span text:style-name="T6">-обработчик</text:span></text:p>
      <text:p text:style-name="P4"><text:tab/></text:p>
      <text:p text:style-name="P4"><text:tab/>; взводим флаг трассировки</text:p>
      <text:p text:style-name="Standard"><text:span text:style-name="T6"><text:tab/></text:span><text:span text:style-name="T7">pushf</text:span><text:span text:style-name="T6"><text:tab/><text:tab/><text:tab/><text:tab/>; заталкиваем в стек регистр флагов</text:span></text:p>
      <text:p text:style-name="Standard"><text:span text:style-name="T6"><text:tab/></text:span><text:span text:style-name="T7">pop</text:span><text:span text:style-name="T6"> </text:span><text:span text:style-name="T7">eax</text:span><text:span text:style-name="T6"><text:tab/><text:tab/><text:tab/><text:tab/>; выталкиваем его содержимое в регистр </text:span><text:span text:style-name="T7">eax</text:span></text:p>
      <text:p text:style-name="Standard"><text:span text:style-name="T6"><text:tab/></text:span><text:span text:style-name="T7">or</text:span><text:span text:style-name="T6"> </text:span><text:span text:style-name="T7">ah</text:span><text:span text:style-name="T6">, 1<text:tab/><text:tab/><text:tab/>; взводим флаг </text:span><text:span text:style-name="T7">TF</text:span></text:p>
      <text:p text:style-name="Standard"><text:span text:style-name="T6"><text:tab/></text:span><text:span text:style-name="T7">push</text:span><text:span text:style-name="T6"> </text:span><text:span text:style-name="T7">eax</text:span><text:span text:style-name="T6"><text:tab/><text:tab/><text:tab/>; кладем </text:span><text:span text:style-name="T7">eax</text:span><text:span text:style-name="T6"> в стек</text:span></text:p>
      <text:p text:style-name="Standard"><text:span text:style-name="T6"><text:tab/></text:span><text:span text:style-name="T7">popf</text:span><text:span text:style-name="T6"><text:tab/><text:tab/><text:tab/><text:tab/>; выталкиваем его содержимое в регистр флагов</text:span></text:p>
      <text:p text:style-name="Standard"><text:span text:style-name="T7"><text:tab/><text:tab/><text:tab/><text:tab/><text:tab/></text:span><text:span text:style-name="T6">; теперь флаг трассировки взведен!</text:span></text:p>
      <text:p text:style-name="P4"><text:tab/></text:p>
      <text:p text:style-name="Standard"><text:span text:style-name="T6"><text:tab/></text:span><text:span text:style-name="T7">jmp</text:span><text:span text:style-name="T6"> </text:span><text:span text:style-name="T7">under</text:span><text:span text:style-name="T6">_</text:span><text:span text:style-name="T7">debugger</text:span><text:span text:style-name="T6"><text:tab/><text:tab/>; после выполнения этой команды генерируется</text:span></text:p>
      <text:p text:style-name="P4"><text:tab/><text:tab/><text:tab/><text:tab/><text:tab/>; исключение и если отладчик не установлен,</text:p>
      <text:p text:style-name="Standard"><text:span text:style-name="T6"><text:tab/><text:tab/><text:tab/><text:tab/><text:tab/>; его перехватывает </text:span><text:span text:style-name="T7">SEH</text:span><text:span text:style-name="T6">-обработчик, который</text:span></text:p>
      <text:p text:style-name="Standard"><text:span text:style-name="T6"><text:tab/><text:tab/><text:tab/><text:tab/><text:tab/>; корректирует </text:span><text:span text:style-name="T7">EIP</text:span><text:span text:style-name="T6"> и эта команда не выполняется</text:span></text:p>
      <text:p text:style-name="P4"><text:tab/><text:tab/><text:tab/><text:tab/><text:tab/>; под отладчиком происходит переход на ветку</text:p>
      <text:p text:style-name="Standard"><text:span text:style-name="T6"><text:tab/><text:tab/><text:tab/><text:tab/><text:tab/>; </text:span><text:span text:style-name="T7">under</text:span><text:span text:style-name="T6">_</text:span><text:span text:style-name="T7">debugger</text:span></text:p>
      <text:p text:style-name="P4"><text:tab/>//</text:p>
      <text:p text:style-name="P4"><text:tab/>...<text:tab/><text:tab/><text:tab/><text:tab/>; основной код программы</text:p>
      <text:p text:style-name="Standard"><text:span text:style-name="T6"><text:tab/></text:span><text:span text:style-name="T7">//</text:span></text:p>
      <text:p text:style-name="P6"><text:tab/></text:p>
      <text:p text:style-name="Standard"><text:span text:style-name="T7"><text:tab/></text:span><text:span text:style-name="T6">; SEH-обработчик. может быть расположен в любом месте</text:span></text:p>
      <text:p text:style-name="P4"><text:tab/>; (лучше расположить его подальше от защитного кода,</text:p>
      <text:p text:style-name="P4"><text:tab/>; чтобы он не так бросался в глаза)</text:p>
      <text:p text:style-name="Standard"><text:span text:style-name="T7">SEH_handler:</text:span></text:p>
      <text:p text:style-name="Standard"><text:span text:style-name="T7"><text:tab/>mov</text:span><text:span text:style-name="T6"> </text:span><text:span text:style-name="T7">esi</text:span><text:span text:style-name="T6">, [</text:span><text:span text:style-name="T7">esp</text:span><text:span text:style-name="T6">+0</text:span><text:span text:style-name="T7">ch</text:span><text:span text:style-name="T6">]<text:tab/>; указатель на контекст регистров</text:span></text:p>
      <text:p text:style-name="Standard"><text:span text:style-name="T6"><text:tab/></text:span><text:span text:style-name="T7">assume esi: PTR CONTEXT</text:span></text:p>
      <text:p text:style-name="P6"><text:tab/>mov [esi].regEip, offset continue</text:p>
      <text:p text:style-name="Standard"><text:span text:style-name="T6"><text:tab/><text:tab/><text:tab/><text:tab/><text:tab/></text:span><text:span text:style-name="T7">;</text:span><text:span text:style-name="T6"> откуда продолжать выполнение</text:span></text:p>
      <text:p text:style-name="Standard"><text:span text:style-name="T6"><text:tab/><text:tab/><text:tab/><text:tab/><text:tab/></text:span><text:span text:style-name="T7">; </text:span><text:span text:style-name="T6">в отсутствии отладчика</text:span></text:p>
      <text:p text:style-name="P6"><text:tab/>xor eax, eax</text:p>
      <text:p text:style-name="Standard"><text:span text:style-name="T7"><text:tab/>ret</text:span><text:span text:style-name="T6"><text:tab/><text:tab/><text:tab/><text:tab/>; выход из </text:span><text:span text:style-name="T7">SEH</text:span><text:span text:style-name="T6">-обработчика</text:span></text:p>
      <text:p text:style-name="P5"/>
      <text:p text:style-name="P7">continue:</text:p>
      <text:p text:style-name="P5"><text:tab/>; // отсюда будет продолжено управление, если отладчик не установлен</text:p>
      <text:p text:style-name="P21">Листинг <text:sequence text:ref-name="refЛистинг1" text:name="Листинг" text:formula="ooow:Листинг+1" style:num-format="1">2</text:sequence> универсальный антиотладочный прием распознающий трассировку под большинством отладчиков</text:p>
      <text:p text:style-name="P18">Данный прием позволяет обнаруживать <text:span text:style-name="T2">soft</text:span>-<text:span text:style-name="T2">ice</text:span> и многие другие отладчики, причем, на пассивную отладку он не реагирует (и это хорошо!). Пользователь нашей программы может запускать <text:span text:style-name="T2">soft</text:span>-<text:span text:style-name="T2">ice</text:span> и отлаживать остальные программы, но... как только он попытается загрузить в отладчик нашу она тут же подаст сигнал. Тоже самое произойдет, если хакер присоединит отладчик к уже запушенному процессу или ворвется в середину программы путем установки точек останова на <text:span text:style-name="T2">API</text:span>-функции. Естественно, антиотладочный код должен выполняться не до, а после загрузки отладчика. То есть, размещать его в самом начале защищаемой программы не стоит. Лучше — многократно дублировать в различных местах. </text:p>
      <text:p text:style-name="P18">Прелесть данного приема в том, что его достаточно трудно распознать при взломе. Явные проверки отсутствуют и команда jmp under_debugger выглядит невинной овечкой. При ее выполнении без отладчика возбуждается исключение, перехватываемое обработчиком и выполнение программы идет уже совсем по другому пути (обработчик подменяет указатель команд, хотя, впрочем, он мог бы этого и не делать — в отличии от прерываний из которых в <text:span text:style-name="T2">ms</text:span>-<text:span text:style-name="T2">dos</text:span> нужно было выходить как можно скорее, чтобы не развалить систему, обработчик структурного исключения в принципе может вмещать в себя весь код программы целиком и химичить с контекстом совершенно необязательно — зачем лишний раз привлекать внимание хакера?). Под отладчиком же команда jmp under_debugger выполняется "как есть" и хакер может очень долго ковыряться в подложной ветке under_debugger не понимая, что здесь вообще происходит и откуда это взялось?! Чтобы оттянуть взлом, лучше не говорить сразу, что отладчик обнаружен, а подсунуть какой-нибудь зашифрованный код или что-то еще.</text:p>
      <text:p text:style-name="P18">Главное, чтобы команды <text:span text:style-name="T2">popf</text:span> и jmp under_debugger не были разделены никакими другими инструкциями! Иначе защита не сработает! Трассировочное исключение генерируется сразу же после выполнения первой команды, расположенной после <text:span text:style-name="T2">popf</text:span>, и если ею окажется, например, <text:span text:style-name="T2">nop</text:span>, то <text:span text:style-name="T2">jmp</text:span>'у никаких исключений уже не достанется. Так что замаскировать защитный код, рассосредоточив его по всему оперативному периметру уже не удастся. К тому же, хакер может легко нейтрализовать защиту, просто заменив jmp under_debugger на jmp <text:span text:style-name="T2">continue</text:span>. Чтобы этому противостоять, необходимо взводить в <text:span text:style-name="T2">SEH</text:span>-обработчике специальный флаг и проверять его по ходу выполнения программы — был ли он вызван или нет. А в самом <text:span text:style-name="T2">SEH</text:span>-обработчике еще контролировать и тип исключения, иначе хакер просто <text:soft-page-break/>добавит <text:span text:style-name="T2">xor eax</text:span>,eax/mov [eax],eax (обращение по нулевому указателю, генерирующее исключение) и тогда <text:span text:style-name="T2">SEH</text:span>-обработчик будет получать управление как под отладчиком так и без него. Кстати говоря, защита данного типа была использована в программе <text:span text:style-name="T2">ulink</text:span> Юрия Харона, взлом которой подробно описан в моих "Фундаментальных основах хакерства — записках мыщъх'а", которую можно бесплатно скачать с моего <text:span text:style-name="T2">ftp</text:span>-сервера <text:span text:style-name="T2">nezumi</text:span>.<text:span text:style-name="T2">org</text:span>.<text:span text:style-name="T2">ru</text:span> (напоминаю, что он доступен не все время, а только когда мыщъх шевелит хвостом).</text:p>
      <text:p text:style-name="P18">Зададимся таким вопросом: может ли отладчик трассировать программу, которая уже находится под трассировкой (например, отлаживается другим отладчиком или трассирует сама себя). Непосредственно — нет, поскольку флаг трассировки в <text:span text:style-name="T2">x</text:span>86 процессорах один и его вложенность не поддерживается. С другой стороны, если вышестоящий отладчик отлеживает обращение к флагу трассировки и эмулирует возбуждение трассировочного прерывания, передавая управление не на следующую команду на SEH-обработчик, такая схема может работать, правда, код отладчика существенно усложнится, а, поскольку, коммерческие отладчики ориентированы исключительно на легальных программистов, которые взломом защит не занимаются (или, во всяком случае, предпочитают это не афишировать), то создавать идеальный отладчик производителю просто не резон. Что же до некоммерческих отладчиков… При всем моем уважении к ним (я часто использую <text:span text:style-name="T2">OllyDbg</text:span> и люблю его), они еще не встали с горшка и для достижения совершенства им еще расти и расти. Впрочем, эмулирующие отладчики с такой защитой справляются на раз, но где вы видели эмулирующий отладчик под <text:span text:style-name="T2">Windows</text:span>? Можно, конечно, взять полноценный эмулятор <text:span text:style-name="T2">PC</text:span> с интегрированным отладчиком типа <text:span text:style-name="T2">BOCHS</text:span> (под который, кстати говоря, существуют и дополнительные отладчики, входящие в исходные тексты, но отсутствующие в готовой бинарной сборке), однако, отлаживать на нем <text:span text:style-name="T2">Windows</text:span>-приложения практически нереально, поскольку нет никакой возможности отличить код одного процесса от другого.</text:p>
      <text:p text:style-name="P18">Программа, которая трассирует себя, под отладчиками выполняется неправильно — она трассируется отладчиком, но не сама собой. Хорошая идея — повесить на трассер распаковщик, расшифровывающий программу по мере ее выполнения. Это существенно затрудняет взлом, зачастую делая его практически невозможным. Вместо явной или косвенной проверки на отладчик, программа задействует общие с отладчиком ресурсы и под отладчиком становится просто нефункциональна.</text:p>
      <text:p text:style-name="P18">Простейший пример такой защиты приведен ниже. Он "позаимствован" из моей книги "Техника и философия хакерских атак" (полную электронную версию которой можно бесплатно скачать с <text:span text:style-name="T2">ftp</text:span>://<text:span text:style-name="T2">nezumi</text:span>.<text:span text:style-name="T2">org</text:span>.<text:span text:style-name="T2">ru</text:span>) и работает только под <text:span text:style-name="T2">ms</text:span>-<text:span text:style-name="T2">dos</text:span>, тем не менее легко переносится в <text:span text:style-name="T2">Windows</text:span>, просто обработчик прерывания заменяется на обработчик структурного исключения (как именно это делается показано в <text:span text:style-name="T4">листинге 2</text:span>) и перед расшифровкой вызывается <text:span text:style-name="T2">API</text:span>-функция <text:span text:style-name="T2">VirtualProtect</text:span> для установки атрибута записи (по умолчанию секции .<text:span text:style-name="T2">text</text:span>/.<text:span text:style-name="T2">code</text:span> и .<text:span text:style-name="T2">rodata</text:span> имеют атрибут <text:span text:style-name="T2">read</text:span>-<text:span text:style-name="T2">only</text:span> и непосредственная расшифровка кода в них невозможно). <text:span text:style-name="T2">Windows</text:span>-вариант не сложен в реализации, но слишком громоздок и потому ненагляден.</text:p>
      <text:p text:style-name="P18"/>
      <text:p text:style-name="P3"><text:span text:style-name="T7"><text:tab/></text:span><text:span text:style-name="T6">; // устанавливаем новый обработчик трассировочного прерывания </text:span><text:span text:style-name="T7">int </text:span><text:span text:style-name="T6">01</text:span><text:span text:style-name="T7">h</text:span></text:p>
      <text:p text:style-name="P3"><text:span text:style-name="T6"><text:tab/></text:span><text:span text:style-name="T7">mov</text:span><text:span text:style-name="T6"> </text:span><text:span text:style-name="T7">ax</text:span><text:span text:style-name="T6">,2501</text:span><text:span text:style-name="T7">h</text:span><text:span text:style-name="T6"><text:tab/><text:tab/>; функция 25</text:span><text:span text:style-name="T7">h</text:span><text:span text:style-name="T6"> (установить прерывание), прерывание — 01</text:span><text:span text:style-name="T7">h</text:span></text:p>
      <text:p text:style-name="P3"><text:span text:style-name="T6"><text:tab/></text:span><text:span text:style-name="T7">lea</text:span><text:span text:style-name="T6"> </text:span><text:span text:style-name="T7">dx</text:span><text:span text:style-name="T6">,</text:span><text:span text:style-name="T7">newint</text:span><text:span text:style-name="T6">01</text:span><text:span text:style-name="T7">h</text:span><text:span text:style-name="T6"><text:tab/>; указатель на обработчик прерывания</text:span></text:p>
      <text:p text:style-name="P3"><text:span text:style-name="T6"><text:tab/></text:span><text:span text:style-name="T7">int</text:span><text:span text:style-name="T6"> 21</text:span><text:span text:style-name="T7">h</text:span><text:span text:style-name="T6"><text:tab/><text:tab/><text:tab/>; сервисная функция </text:span><text:span text:style-name="T7">ms</text:span><text:span text:style-name="T6">-</text:span><text:span text:style-name="T7">dos</text:span></text:p>
      <text:p text:style-name="P5"><text:tab/></text:p>
      <text:p text:style-name="P5"><text:tab/>; // взводим флаг трассировки</text:p>
      <text:p text:style-name="P3"><text:span text:style-name="T6"><text:tab/></text:span><text:span text:style-name="T7">pushf</text:span><text:span text:style-name="T6"><text:tab/><text:tab/><text:tab/>; сохраняем регистр флагов в стеке</text:span></text:p>
      <text:p text:style-name="P3"><text:span text:style-name="T6"><text:tab/></text:span><text:span text:style-name="T7">pop</text:span><text:span text:style-name="T6"> </text:span><text:span text:style-name="T7">ax</text:span><text:span text:style-name="T6"><text:tab/><text:tab/><text:tab/>; выталкиваем его в регистр </text:span><text:span text:style-name="T7">ax</text:span></text:p>
      <text:p text:style-name="P3"><text:span text:style-name="T6"><text:tab/></text:span><text:span text:style-name="T7">or</text:span><text:span text:style-name="T6"> </text:span><text:span text:style-name="T7">ah</text:span><text:span text:style-name="T6">,1<text:tab/><text:tab/><text:tab/>; взводим бит </text:span><text:span text:style-name="T7">TF</text:span></text:p>
      <text:p text:style-name="P3"><text:span text:style-name="T6"><text:tab/></text:span><text:span text:style-name="T7">push</text:span><text:span text:style-name="T6"> </text:span><text:span text:style-name="T7">ax</text:span><text:span text:style-name="T6"><text:tab/><text:tab/><text:tab/>; сохраняем измененный регистр </text:span><text:span text:style-name="T7">ax</text:span><text:span text:style-name="T6"> в стеке</text:span></text:p>
      <text:p text:style-name="P3"><text:span text:style-name="T6"><text:tab/></text:span><text:span text:style-name="T7">popf</text:span><text:span text:style-name="T6"><text:tab/><text:tab/><text:tab/>; выталкиваем модифицированное значение в регистр флагов</text:span></text:p>
      <text:p text:style-name="P5"><text:tab/></text:p>
      <text:p text:style-name="P3"><text:span text:style-name="T7"><text:tab/></text:span><text:span text:style-name="T6">// теперь после выполнения каждой команды процессор будет генерировать </text:span><text:span text:style-name="T7">int</text:span><text:span text:style-name="T6"> 01,</text:span></text:p>
      <text:p text:style-name="P5"><text:tab/>// передавая управление его обработчику</text:p>
      <text:p text:style-name="P5"><text:tab/></text:p>
      <text:p text:style-name="P5"><text:tab/>// подготавливаем параметры для расшифровки</text:p>
      <text:p text:style-name="P3"><text:span text:style-name="T6"><text:tab/></text:span><text:span text:style-name="T7">lea si, crypted_begin</text:span></text:p>
      <text:p text:style-name="P7"><text:tab/>mov cx, (offset crypted_end - crypted_begin) / 2</text:p>
      <text:p text:style-name="P7"><text:tab/></text:p>
      <text:p text:style-name="P3"><text:span text:style-name="T7">repeat</text:span><text:span text:style-name="T6">:<text:tab/>; // основной цикл расшифровки</text:span></text:p>
      <text:p text:style-name="P3"><text:span text:style-name="T6"><text:tab/></text:span><text:span text:style-name="T7">lodsw</text:span><text:span text:style-name="T6"><text:tab/><text:tab/><text:tab/>; читаем очередное слово по </text:span><text:span text:style-name="T7">si</text:span><text:span text:style-name="T6"> в </text:span><text:span text:style-name="T7">ax</text:span><text:span text:style-name="T6">, увеличивая </text:span><text:span text:style-name="T7">si</text:span><text:span text:style-name="T6"> на 2</text:span></text:p>
      <text:p text:style-name="P3"><text:span text:style-name="T6"><text:tab/></text:span><text:span text:style-name="T7">mov</text:span><text:span text:style-name="T6"> [</text:span><text:span text:style-name="T7">si</text:span><text:span text:style-name="T6">-2],</text:span><text:span text:style-name="T7">bx</text:span><text:span text:style-name="T6"><text:tab/><text:tab/>; записываем в ячейку [</text:span><text:span text:style-name="T7">esi</text:span><text:span text:style-name="T6">-2] содержимое </text:span><text:span text:style-name="T7">bx</text:span></text:p>
      <text:p text:style-name="P3"><text:span text:style-name="T6"><text:tab/></text:span><text:span text:style-name="T7">loop</text:span><text:span text:style-name="T6"> </text:span><text:span text:style-name="T7">repeat</text:span><text:span text:style-name="T6"><text:tab/><text:tab/>; крутим цикл, пока </text:span><text:span text:style-name="T7">cx</text:span><text:span text:style-name="T6"> не равен нулю</text:span></text:p>
      <text:p text:style-name="P3"><text:span text:style-name="T6"><text:tab/><text:tab/><text:tab/><text:tab/>; кажется, что это дурной цикл, работящий как </text:span><text:span text:style-name="T7">memset</text:span></text:p>
      <text:p text:style-name="P3"><text:span text:style-name="T7"><text:tab/><text:tab/><text:tab/><text:tab/></text:span><text:span text:style-name="T6">; т.е. заполняющий область памяти содержимым </text:span><text:span text:style-name="T7">bx</text:span></text:p>
      <text:p text:style-name="P3"><text:span text:style-name="T7"><text:tab/><text:tab/><text:tab/><text:tab/></text:span><text:span text:style-name="T6">; которое даже не было инициализировано!</text:span></text:p>
      <text:p text:style-name="P5"><text:tab/><text:tab/><text:tab/><text:tab/>; однако, все не так и на каждом ходу генерируется</text:p>
      <text:p text:style-name="P5"><text:soft-page-break/><text:tab/><text:tab/><text:tab/><text:tab/>; трассировочное прерывание, передающее управление</text:p>
      <text:p text:style-name="P3"><text:span text:style-name="T6"><text:tab/><text:tab/><text:tab/><text:tab/>; обработчику </text:span><text:span text:style-name="T7">int</text:span><text:span text:style-name="T6"> 01</text:span><text:span text:style-name="T7">h</text:span><text:span text:style-name="T6">, который неявно модифицирует </text:span><text:span text:style-name="T7">bx</text:span></text:p>
      <text:p text:style-name="P5"><text:tab/></text:p>
      <text:p text:style-name="P5"><text:tab/>; // сбрасываем флаг трассировки</text:p>
      <text:p text:style-name="P3"><text:span text:style-name="T6"><text:tab/></text:span><text:span text:style-name="T7">pushf</text:span><text:span text:style-name="T6"><text:tab/><text:tab/><text:tab/>; сохраняем регистр флагов в стеке</text:span></text:p>
      <text:p text:style-name="P3"><text:span text:style-name="T6"><text:tab/></text:span><text:span text:style-name="T7">pop</text:span><text:span text:style-name="T6"> </text:span><text:span text:style-name="T7">dx</text:span><text:span text:style-name="T6"><text:tab/><text:tab/><text:tab/>; выталкиваем его в регистр </text:span><text:span text:style-name="T7">dx</text:span></text:p>
      <text:p text:style-name="P3"><text:span text:style-name="T6"><text:tab/><text:tab/><text:tab/><text:tab/>; (</text:span><text:span text:style-name="T7">ax</text:span><text:span text:style-name="T6"> используется обработчиком </text:span><text:span text:style-name="T7">int</text:span><text:span text:style-name="T6"> 01</text:span><text:span text:style-name="T7">h</text:span><text:span text:style-name="T6">)</text:span></text:p>
      <text:p text:style-name="P3"><text:span text:style-name="T6"><text:tab/></text:span><text:span text:style-name="T7">and</text:span><text:span text:style-name="T6"> </text:span><text:span text:style-name="T7">dh</text:span><text:span text:style-name="T6">,0</text:span><text:span text:style-name="T7">FEh</text:span><text:span text:style-name="T6"><text:tab/><text:tab/>; сбрасываем бит </text:span><text:span text:style-name="T7">TF</text:span></text:p>
      <text:p text:style-name="P3"><text:span text:style-name="T6"><text:tab/></text:span><text:span text:style-name="T7">push</text:span><text:span text:style-name="T6"> </text:span><text:span text:style-name="T7">dx</text:span><text:span text:style-name="T6"><text:tab/><text:tab/><text:tab/>; сохраняем измененный регистр </text:span><text:span text:style-name="T7">dx</text:span><text:span text:style-name="T6"> в стеке</text:span></text:p>
      <text:p text:style-name="P3"><text:span text:style-name="T6"><text:tab/></text:span><text:span text:style-name="T7">popf</text:span><text:span text:style-name="T6"><text:tab/><text:tab/><text:tab/>; выталкиваем модифицированное значение в регистр флагов</text:span></text:p>
      <text:p text:style-name="P5"/>
      <text:p text:style-name="P5"><text:tab/>; // еще одна ловушка для хакера</text:p>
      <text:p text:style-name="P3"><text:span text:style-name="T7">jmp</text:span><text:span text:style-name="T6">_</text:span><text:span text:style-name="T7">to</text:span><text:span text:style-name="T6">_</text:span><text:span text:style-name="T7">dbg</text:span><text:span text:style-name="T6">:</text:span></text:p>
      <text:p text:style-name="P3"><text:span text:style-name="T6"><text:tab/></text:span><text:span text:style-name="T7">jmps under_debugger</text:span></text:p>
      <text:p text:style-name="P7"><text:tab/></text:p>
      <text:p text:style-name="P7"><text:tab/>//</text:p>
      <text:p text:style-name="P3"><text:span text:style-name="T7"><text:tab/></text:span><text:span text:style-name="T6">...<text:tab/><text:tab/><text:tab/>; "полезная нагрузка" (основной код программы)</text:span></text:p>
      <text:p text:style-name="P3"><text:span text:style-name="T6"><text:tab/></text:span><text:span text:style-name="T7">//</text:span></text:p>
      <text:p text:style-name="P7"><text:tab/></text:p>
      <text:p text:style-name="P7">new_int_01h:</text:p>
      <text:p text:style-name="P3"><text:span text:style-name="T7"><text:tab/>xor</text:span><text:span text:style-name="T6"> </text:span><text:span text:style-name="T7">ax</text:span><text:span text:style-name="T6">, 9</text:span><text:span text:style-name="T7">fadh</text:span><text:span text:style-name="T6"><text:tab/><text:tab/>; зашифровываем содержимое регистра </text:span><text:span text:style-name="T7">ax</text:span></text:p>
      <text:p text:style-name="P3"><text:span text:style-name="T6"><text:tab/></text:span><text:span text:style-name="T7">mov</text:span><text:span text:style-name="T6"> </text:span><text:span text:style-name="T7">bx</text:span><text:span text:style-name="T6">, </text:span><text:span text:style-name="T7">ax</text:span><text:span text:style-name="T6"><text:tab/><text:tab/>; помещаем его в регистр </text:span><text:span text:style-name="T7">bx</text:span></text:p>
      <text:p text:style-name="P3"><text:span text:style-name="T6"><text:tab/></text:span><text:span text:style-name="T7">mov word ptr cs:[jmp_to_dbg],9090h</text:span></text:p>
      <text:p text:style-name="P3"><text:span text:style-name="T7"><text:tab/><text:tab/><text:tab/><text:tab/></text:span><text:span text:style-name="T6">; "убиваем" условный переход, ведущий к подложной ветке</text:span></text:p>
      <text:p text:style-name="P3"><text:span text:style-name="T6"><text:tab/><text:tab/><text:tab/><text:tab/>; (под отладчиком обработчик </text:span><text:span text:style-name="T7">int </text:span><text:span text:style-name="T6">01</text:span><text:span text:style-name="T7">h</text:span><text:span text:style-name="T6"> не получит</text:span></text:p>
      <text:p text:style-name="P5"><text:tab/><text:tab/><text:tab/><text:tab/>; управления и переход не будет убит)</text:p>
      <text:p text:style-name="P3"><text:span text:style-name="T6"><text:tab/></text:span><text:span text:style-name="T7">iret</text:span><text:span text:style-name="T6"><text:tab/><text:tab/><text:tab/>; выходим из обработчика прерывания</text:span></text:p>
      <text:p text:style-name="P5"><text:tab/></text:p>
      <text:p text:style-name="P7">crypted_begin:</text:p>
      <text:p text:style-name="P7"><text:tab/></text:p>
      <text:p text:style-name="P7"><text:tab/>//</text:p>
      <text:p text:style-name="P3"><text:span text:style-name="T7"><text:tab/>...</text:span><text:span text:style-name="T6"><text:tab/><text:tab/><text:tab/></text:span><text:span text:style-name="T7">; </text:span><text:span text:style-name="T6">зашифрованный код/данные</text:span></text:p>
      <text:p text:style-name="P7"><text:tab/>//</text:p>
      <text:p text:style-name="P7"><text:tab/></text:p>
      <text:p text:style-name="P7">crypted_end:</text:p>
      <text:p text:style-name="P21">Листинг <text:sequence text:ref-name="refЛистинг2" text:name="Листинг" text:formula="ooow:Листинг+1" style:num-format="1">3</text:sequence> пример простейшей самотрассирующейся программы под <text:span text:style-name="T2">ms</text:span>-<text:span text:style-name="T2">dos</text:span></text:p>
      <text:p text:style-name="P18">Можно ли это взломать? Если честно, то данный пример ломается без особого напряжения и с минимумом телодвижений. Просто устанавливаем аппаратную точку останова на <text:span text:style-name="T2">crypted</text:span>_<text:span text:style-name="T2">begin</text:span> и дожидаемся завершения распаковки, после чего снимаем дамп, превращаем его в <text:span text:style-name="T2">exe</text:span>-файл, который уже можно отлаживать обычным путем. Чтобы не дать себя обмануть защита должна использовать множество вложенных расшифровщиков или бороться с отладчиком иным путем (например, убивать его через доступ к физической памяти, о чем мы поговорим чуть ниже).</text:p>
      <text:p text:style-name="P18">Главное достоинство описанного приема в том, что он хорошо чувствует себя под всей линейкой <text:span text:style-name="T2">Windows</text:span> (как 9<text:span text:style-name="T2">x</text:span>, так и <text:span text:style-name="T2">NT</text:span>) и маловероятно, чтобы в последующих версиях что-нибудь изменилось.</text:p>
      <text:h text:style-name="Heading_20_2" text:outline-level="2">доступ к физической памяти</text:h>
      <text:p text:style-name="P18">В <text:span text:style-name="T2">ms</text:span>-<text:span text:style-name="T2">dos</text:span> код отладчика и системные данные (например, таблица векторов прерываний) находились в одном адресном пространстве с отлаживаемой программой, что открывало большой простор для методов борьбы. Можно было проскандировать память и убить отладчик или просто задействовать отладочные вектора (<text:span text:style-name="T2">int</text:span> 01<text:span text:style-name="T2">h</text:span> и <text:span text:style-name="T2">int </text:span>03<text:span text:style-name="T2">h</text:span>) под нужны защитного механизма, положив туда что-то полезное (скажем, ключ расшифровки), а через некоторое время считать его обратно. Если никакого отладчика нет или он неактивен, искажение отладочных векторов не нарушает работоспособности операционной системы и мы читаем то, что поклали. А вот под отладчиком все будет иначе. Скорее всего произойдет тотальный крах, поскольку при генерации трассировочного прерывания или достижении точки останова, управление будет передано в "космос" (вектор ведь искажен!). Если же отладчик принудительно восстановит вектора, тогда вместо сохраненных данных, защищенная программа прочитает уже не ключ расшифровки, а нечто совершенно иное! Теоретически, на 386+ процессорах отладчик может контролировать доступ к отладочным векторам и эмулировать операции чтения/записи, не производя их на самом деле. Но это потребует двух аппаратных точек останова, которых в <text:span text:style-name="T2">x</text:span>86 процессорах всего четыре, да и тех постоянно не хватает, так что разбрасывается ими не резон.</text:p>
      <text:p text:style-name="P18">Операционная система <text:span text:style-name="T2">Windows</text:span> использует раздельные адресные пространства и виртуальную память, а это значит, что отлаживаемое приложение не может "дотянуться" ни до <text:soft-page-break/>отладчика, ни до векторов прерываний. Можно, конечно, написать драйвер (как известно, драйвер может все или практически все), но о сопутствующих проблемах мы уже говорили. Написание драйверов требует высокой квалификации, к тому же в силу их крошечного размера, драйвера очень просто ломать, а написать сложный драйвер практически нереально — его "пуско-наладка" займет всю оставшуюся жизнь.</text:p>
      <text:p text:style-name="P18">В операционных системах семейства <text:span text:style-name="T2">NT</text:span> имеется специальное псевдоустройство "<text:span text:style-name="T2">PhysicalMemory</text:span>", предоставляющее доступ к физической памяти на чтение/запись. Это действительно физическая память, причем еще до виртуальной трансляции и в ней есть все то, что находится в памяти компьютера в данный момент. Страниц, выгруженных на диск в файл подкачки, там нет, но нам их и не надо. Нам нужен код и данные операционной системы.</text:p>
      <text:p text:style-name="P18">При наличии прав администратора мы можем не только читать "<text:span text:style-name="T2">PhysicalMemory</text:span>", но и писать. Да-да! Вы не ослышались и это не опечатка! С прикладного уровня можно проникнуть в святая святых операционной системы, свободно модифицируя код, исполняющийся на привилегированном уровне нулевого кольца (<text:span text:style-name="T2">RING</text:span>0), а это, значит, что мы фактически имеем <text:span text:style-name="T2">RING</text:span>0 на прикладном кольце (<text:span text:style-name="T2">RING</text:span>3)! Любой отладчик может быть уничтожен без проблем, даже если это отладчик-эмулятор. Исключение составляют лишь виртуальные машины типа <text:span text:style-name="T2">BOCHS</text:span>, но, как мы уже говорили, пытаться отладить <text:span text:style-name="T2">Windows</text:span> приложение на них несерьезно. Хакер утонет в посторонних потоках и системных вызовах!</text:p>
      <text:p text:style-name="P18">Некоторые считают <text:span text:style-name="T2">PhysicalMemory</text:span> ужасной дырой в безопасности. Дескать, как это так — с прикладного уровня и сразу в дамки! На самом деле здесь нет ничего ненормального. Если у хакера есть права администратора, он может беспрепятственно загружать драйвера, из которых можно делать все, что угодно, причем, в <text:span text:style-name="T2">NT</text:span> загрузка драйвера не требует перезагрузки, а это, значит, что наличие псевдоустройства "<text:span text:style-name="T2">PhysicalMemory</text:span>" никак, я повторяю НИКАК, не отражается на безопасности, а всего лишь делает доступ к физической памяти более комфортным и удобным. В <text:span text:style-name="T2">UNIX</text:span> (модель безопасности которой вырабатывалась годами) издавна существуют псевдоустройства /<text:span text:style-name="T2">dev</text:span>/<text:span text:style-name="T2">mem</text:span> и /<text:span text:style-name="T2">dev</text:span>/<text:span text:style-name="T2">kmem</text:span> предоставляющие доступ к физической памяти до и после трансляции, но никто не собирается их критиковать. Эта функция нужна достаточно многим системным программам и самой операционной системе, если ее изъять программисты начнут писать свои драйвера, предоставляющие доступ к физической памяти, и тогда начнется полный разброд и распад, поскольку в них не исключены всякого рода ошибки. Разработчик драйвера может забыть о проверке уровня привилегий и давать доступ не только администраторам, а всем пользователям системы, что будет нехорошо. Тем не менее, <text:span text:style-name="T2">Microsoft</text:span> все-таки пошла на довольно-таки спорный шаг и в <text:span text:style-name="T2">Windows </text:span>2003 <text:span text:style-name="T2">Server</text:span> с установленным <text:span text:style-name="T2">Service</text:span> <text:span text:style-name="T2">Pack </text:span>1 доступа к <text:span text:style-name="T2">PhysicalMemory</text:span> уже не имеет ни администратор, ни даже <text:span text:style-name="T2">System</text:span>. <text:span text:style-name="T2">(</text:span>см<text:span text:style-name="T2">. </text:span>статью<text:span text:style-name="T2"> "Changes to Functionality in Microsoft Windows Server 2003 Service Pack 1 Device\PhysicalMemory Object" </text:span>на<text:span text:style-name="T2"> </text:span>сайте<text:span text:style-name="T2"> Microsoft: </text:span><text:span text:style-name="T14">www.microsoft.com/technet/prodtechnol/windowsserver2003/library/BookofSP1/e0f862a3-cf16-4a48-bea5-f2004d12ce35.mspx</text:span><text:span text:style-name="T2">).</text:span></text:p>
      <text:p text:style-name="P18">Тем не менее, на всех остальных системах данный прием работает вполне нормально, поэтому не стоит списывать его со счетов, а с <text:span text:style-name="T2">Windows </text:span>2003<text:span text:style-name="T2"> Sever SP</text:span>1 мы еще разберемся! (Не сейчас, в смысле еще не в этой статье, но как-нибудь потом).</text:p>
      <text:p text:style-name="P18">Давайте возьмем утилиту <text:span text:style-name="T2">objdir</text:span> из пакета <text:span text:style-name="T2">NT DDK</text:span> и запустим ее с параметром "\<text:span text:style-name="T2">Device</text:span>" (просмотр устройств и псевдоустройств, установленных в системе). Вот что она скажет:</text:p>
      <text:p text:style-name="P18"/>
      <text:p text:style-name="P7">$objdir \Devic</text:p>
      <text:p text:style-name="P8">…</text:p>
      <text:p text:style-name="P7">ParTechInc0<text:tab/><text:tab/>Device</text:p>
      <text:p text:style-name="P7">ParTechInc1<text:tab/><text:tab/>Device</text:p>
      <text:p text:style-name="P3"><text:span text:style-name="T7">ParTechInc2<text:tab/><text:tab/>Device</text:span></text:p>
      <text:p text:style-name="P7">PfModNT<text:tab/><text:tab/><text:tab/>Device</text:p>
      <text:p text:style-name="P13">PhysicalMemory<text:tab/>Section</text:p>
      <text:p text:style-name="P7">PointerClass0<text:tab/><text:tab/>Device</text:p>
      <text:p text:style-name="P7">Processor<text:tab/><text:tab/>Device</text:p>
      <text:p text:style-name="P7">RasAcd<text:tab/><text:tab/><text:tab/>Device</text:p>
      <text:p text:style-name="P7">RawCdRom<text:tab/><text:tab/>Device</text:p>
      <text:p text:style-name="P21">Листинг<text:span text:style-name="T2"> </text:span><text:sequence text:ref-name="refЛистинг3" text:name="Листинг" text:formula="ooow:Листинг+1" style:num-format="1">4</text:sequence><text:span text:style-name="T2"> </text:span>просмотр списка установленных (псевдо)устройств утилитой <text:span text:style-name="T2">objdir</text:span></text:p>
      <text:p text:style-name="P18">Как видно, <text:span text:style-name="T2">PhysicalMemory</text:span> это не совсем устройство, точнее совсем не устройство (<text:span text:style-name="T2">Device</text:span>), а секция (<text:span text:style-name="T2">Section</text:span>), поэтому для работы с ней следует использовать функцию <text:span text:style-name="T2">NtOpenSection</text:span>. Пример простейшей реализации такого вызова приведен ниже:</text:p>
      <text:p text:style-name="P18"/>
      <text:p text:style-name="P3"><text:soft-page-break/><text:span text:style-name="T7">// </text:span><text:span text:style-name="T6">разные переменные</text:span></text:p>
      <text:p text:style-name="P3"><text:span text:style-name="T7">NTSTATUS ntS; HANDLE Section; OBJECT_ATTRIBUTES ObAttributes;</text:span></text:p>
      <text:p text:style-name="P7">INIT_UNICODE(ObString,L"\\Device\\PhysicalMemory");</text:p>
      <text:p text:style-name="P7"/>
      <text:p text:style-name="P3"><text:span text:style-name="T7">// </text:span><text:span text:style-name="T6">инициализация атрибутов</text:span></text:p>
      <text:p text:style-name="P7">InitializeObjectAttributes(&amp;ObAttributes, &amp;ObString,</text:p>
      <text:p text:style-name="P7"><text:tab/><text:tab/><text:tab/><text:tab/>OBJ_CASE_INSENSITIVE | OBJ_KERNEL_HANDLE, NULL, NULL);</text:p>
      <text:p text:style-name="P5"/>
      <text:p text:style-name="P3"><text:span text:style-name="T7">// </text:span><text:span text:style-name="T6">открываем секцию </text:span><text:span text:style-name="T7">PhysicalMemory</text:span></text:p>
      <text:p text:style-name="P3"><text:span text:style-name="T7">ntS = NtOpenSection(&amp;Section, SECTION_MAP_READ|SECTION_MAP_WRITE, &amp;ObAttributes);</text:span></text:p>
      <text:p text:style-name="P21">Листинг<text:span text:style-name="T2"> </text:span><text:sequence text:ref-name="refЛистинг4" text:name="Листинг" text:formula="ooow:Листинг+1" style:num-format="1">5</text:sequence><text:span text:style-name="T2"> </text:span>открытие псевдоустройства <text:span text:style-name="T2">PhysicalMemory</text:span></text:p>
      <text:p text:style-name="P18">Возможно, мы захотим предоставить доступ к псевдоустройству <text:span text:style-name="T2">PhysicalMemory</text:span> не только администратору, но и всем другим пользователям. Для этого необходимо изменить права. Естественно, делать это может только администратор, зато потом физическую память будут трогать все кому не лень. Многие вирусы и <text:span text:style-name="T2">root</text:span>-<text:span text:style-name="T2">kit</text:span>'ы именно так и поступают. Они прописывают себя в автозагрузке (или любым другим путем закрепляются в системе) и ждут пока пользователь хотя бы разочек не зайдет в систему под администратором. После этого они меняют права на <text:span text:style-name="T2">PhysicalMemory</text:span> и дальше работают уже из-под пользователя. Легальные программы, в частности защитные механизмы, зачастую поступают так же. Требуя администратора лишь на стадии установки они, тем не менее, успевают за это время существенно ослабить безопасность системы. Ну что тут можно сказать? Никогда не устанавливайте на компьютер программ, которым не вполне доверяете. То есть, не устанавливайте никаких программ вообще. Шутка. Ладно, не будем отвлекаться, а лучше рассмотрим какие шаги необходимо предпринять для изменения атрибутов доступа.</text:p>
      <text:p text:style-name="P18"/>
      <text:list xml:id="list8323891734878872379" text:style-name="WW8Num11">
        <text:list-item>
          <text:p text:style-name="P14">открываем \<text:span text:style-name="T2">Device</text:span>\<text:span text:style-name="T2">PhysicalMemory</text:span>, используя <text:span text:style-name="T2">NtOpenSection</text:span>, получаем дескриптор</text:p>
        </text:list-item>
        <text:list-item>
          <text:p text:style-name="P14">извлекаем из него дескриптор безопасности (<text:span text:style-name="T2">security</text:span> <text:span text:style-name="T2">descriptor</text:span>) через <text:span text:style-name="T2">GetSecurityInfo</text:span></text:p>
        </text:list-item>
        <text:list-item>
          <text:p text:style-name="P14">добавляем права на чтение/запись в текущий <text:span text:style-name="T2">ACL</text:span> с помощью функции <text:span text:style-name="T2">SetEntriesInAcl</text:span></text:p>
        </text:list-item>
        <text:list-item>
          <text:p text:style-name="P14">обновляем дескриптор безопасности посредством вызова <text:span text:style-name="T2">SetSecurityInfo</text:span></text:p>
        </text:list-item>
        <text:list-item>
          <text:p text:style-name="P14">закрываем дескриптор, возвращенный <text:span text:style-name="T2">NtOpenSection</text:span></text:p>
        </text:list-item>
      </text:list>
      <text:p text:style-name="P18"/>
      <text:p text:style-name="P18">Теперь физическую память можно читать и писать. Для этого секцию <text:span text:style-name="T2">PhysicalMemory</text:span> нужно спроецировать на виртуальное адресное пространство, вызвав <text:span text:style-name="T2">NativeAPI</text:span>-функцию <text:span text:style-name="T2">NtMapViewOfSection</text:span>. Ниже показано как это сделать:</text:p>
      <text:p text:style-name="P18"/>
      <text:p text:style-name="P3"><text:span text:style-name="T7">// </text:span><text:span text:style-name="T6">переменные-аргументы</text:span></text:p>
      <text:p text:style-name="P3"><text:span text:style-name="T7">HANDLE</text:span><text:span text:style-name="T6"> </text:span><text:span text:style-name="T7">Section</text:span><text:span text:style-name="T6"><text:tab/>= </text:span><text:span text:style-name="T7">xxx</text:span><text:span text:style-name="T6">; // </text:span><text:span text:style-name="T15"></text:span><text:span text:style-name="T11"> входной параметр дескриптор секции</text:span></text:p>
      <text:p text:style-name="P3"><text:span text:style-name="T9">PVOID</text:span><text:span text:style-name="T11"> </text:span><text:span text:style-name="T9">vAddress</text:span><text:span text:style-name="T11"><text:tab/>= </text:span><text:span text:style-name="T9">xxx</text:span><text:span text:style-name="T11">; // </text:span><text:span text:style-name="T15"></text:span><text:span text:style-name="T11"> входной параметр виртуальный адрес куда проецировать</text:span></text:p>
      <text:p text:style-name="P3"><text:span text:style-name="T9">DWORD</text:span><text:span text:style-name="T11"> </text:span><text:span text:style-name="T9">Size</text:span><text:span text:style-name="T11"><text:tab/>= </text:span><text:span text:style-name="T9">xxx</text:span><text:span text:style-name="T11">; // </text:span><text:span text:style-name="T15"></text:span><text:span text:style-name="T11"> кол-во байт для проецирования от начала секции</text:span></text:p>
      <text:p text:style-name="P12"/>
      <text:p text:style-name="P12">// прочие переменные, инициализированные программой</text:p>
      <text:p text:style-name="P10">PHYSICAL_ADDRESS pAddress; NTSTATUS ntS; DWORD MappedSize; PVOID MappedAddress=NULL;</text:p>
      <text:p text:style-name="P10"/>
      <text:p text:style-name="P16"><text:span text:style-name="T10">// ВНИМАНИЕ! ФУНКЦИИ __</text:span><text:span text:style-name="T8">GetPhysicalAddress</text:span><text:span text:style-name="T10"> НЕ СУЩЕСТУЕТ В ПРИРОДЕ!</text:span></text:p>
      <text:p text:style-name="P11">// ОНА ДАНА ЧИСТО УСЛОВНО. НИЖЕ ПО ТЕКСТУ БУДЕТ ОБЪЯСНЕНО ПОЧЕМУ</text:p>
      <text:p text:style-name="P10">pAddress = __GetPhysicalAddress((PVOID) vAddress);</text:p>
      <text:p text:style-name="P10"/>
      <text:p text:style-name="P16"><text:span text:style-name="T6">// проецируем секцию </text:span><text:span text:style-name="T7">PhysicalMemory</text:span><text:span text:style-name="T6"> на виртуальное адресное пространство</text:span></text:p>
      <text:p text:style-name="P10">ntS = NtMapViewOfSection(Section, (HANDLE) -1, &amp;MappedAddress, 0L, Size,</text:p>
      <text:p text:style-name="P16"><text:span text:style-name="T7"><text:tab/><text:tab/><text:tab/><text:tab/><text:tab/>&amp;pAddress, &amp;MappedSize, 1, 0, PAGE_READONLY);</text:span></text:p>
      <text:p text:style-name="P22">Листинг<text:span text:style-name="T2"> </text:span><text:sequence text:ref-name="refЛистинг5" text:name="Листинг" text:formula="ooow:Листинг+1" style:num-format="1">6</text:sequence><text:span text:style-name="T2"> </text:span>проецирование физической памяти на виртуальное адресное пространство</text:p>
      <text:p text:style-name="P19">Единственная проблема — это трансляция адресов (перевод физических адресов в виртуальные и наоборот). <text:span text:style-name="T2">NT</text:span> предоставляет доступ только к физической памяти до трансляции, а, поскольку, физическая память используется как кэш, то одни и те же физические страницы в разное время могут отображаться на различные виртуальные адреса многих адресных пространств. "Официально" трансляцией занимается функция <text:span text:style-name="T2">MmGetPhysicalAddress</text:span>, доступная только на уровне ядра, что нас, — прикладников, — естественно, не устраивает. Тем не менее, ситуация вовсе не так безнадежна, как это кажется на первый взгляд.</text:p>
      <text:p text:style-name="P19">Для большинства задач искать соответствие между физическими и виртуальными адресами вообще не нужно! Ведь существуют же сигнатуры! Достаточно создать банк сигнатур всех популярных отладчиков после чего их обнаружение не станет проблемой, а большинство служебных структур типа таблицы дескрипторов прерываний (<text:span text:style-name="T2">IDT</text:span>) вообще работают с физическими адресами. Найти их путем сканирования <text:span text:style-name="T2">PhysicalMemory</text:span> — не проблема. После <text:soft-page-break/>чего останется только поиздеваться над прерываниями <text:span text:style-name="T2">int</text:span> 01<text:span text:style-name="T2">h</text:span> и <text:span text:style-name="T2">int</text:span> 03<text:span text:style-name="T2">h</text:span> (или над их обработчиками). Прием, конечно, грубый и убивающий любые отладчики независимо от того отлаживают ли они нашу программу или нет. Правильные программисты так не поступают! Защитные механизмы не должны, просто не имеют морального (и отчасти даже юридического) права мешать отладке посторонних программ, но... Зачастую, они все-таки мешают. Так что сказанное надо воспринимать не как руководство к действию, а как пособие по ремонту чужих защит. О взломе в данном случае никто и не говорит. Почему я, — легальный пользователь защищенной программы, заплативший за нее деньги — не могу держать ко компьютере <text:span text:style-name="T2">soft</text:span>-<text:span text:style-name="T2">ice</text:span>?! Почему я должен каждый раз перезагружать компьютер для работы с программой?!</text:p>
      <text:p text:style-name="P19">Впрочем, все это лирика. В некоторых случаях (например, для борьбы с отладчиками прикладного уровня) выполнять трансляцию все-таки необходимо. Это не так-то просто сделать! Статья "<text:span text:style-name="T2">Playing</text:span> <text:span text:style-name="T2">with</text:span> <text:span text:style-name="T2">Windows</text:span> /<text:span text:style-name="T2">dev</text:span>/(<text:span text:style-name="T2">k</text:span>)<text:span text:style-name="T2">mem</text:span>" из <text:span text:style-name="T2">PHRACK</text:span>'а (<text:span text:style-name="T2">http</text:span>://<text:span text:style-name="T2">www</text:span>.<text:span text:style-name="T2">phrack</text:span>.<text:span text:style-name="T2">org</text:span>/<text:span text:style-name="T2">phrack</text:span>/59/<text:span text:style-name="T2">p</text:span>59-0<text:span text:style-name="T2">x</text:span>10.<text:span text:style-name="T2">txt</text:span> ) дает некоторые зацепки, частично решающие проблемы, но до полной победы еще далеко.</text:p>
      <text:p text:style-name="P19">Проще всего транслируются адреса из диапазона 80000000<text:span text:style-name="T2">h</text:span>:<text:span text:style-name="T2">A</text:span>0000000<text:span text:style-name="T2">h</text:span>. Перевод виртуального адреса в физический осуществляется путем наложения маски 1<text:span text:style-name="T2">FFFF</text:span>000<text:span text:style-name="T2">h</text:span>, однако, начиная с адреса 877EF000<text:span text:style-name="T2">h</text:span> это правило срабатывает не всегда. Адреса &lt;<text:span text:style-name="T2"> </text:span>80000000<text:span text:style-name="T2">h</text:span> и &gt;<text:span text:style-name="T2"> A</text:span>0000000<text:span text:style-name="T2">h</text:span> уже не могут быть транслированы таким путем, хотя с некоторой вероятностью маска <text:span text:style-name="T2">FFFF</text:span>000<text:span text:style-name="T2">h</text:span> все-таки срабатывает и простейший вариант реализации функции __GetPhysicalAddress выглядит так:</text:p>
      <text:p text:style-name="P19"/>
      <text:p text:style-name="P9">PHYSICAL_MEMORY MyGetPhysicalAddress(void *BaseAddress)</text:p>
      <text:p text:style-name="P9">{</text:p>
      <text:p text:style-name="P15"><text:span text:style-name="T6"><text:tab/></text:span><text:span text:style-name="T7">if (BaseAddress &lt; 0x80000000 || BaseAddress &gt;= 0xA0000000)</text:span></text:p>
      <text:p text:style-name="P15"><text:span text:style-name="T6"><text:tab/></text:span><text:span text:style-name="T7">{</text:span></text:p>
      <text:p text:style-name="P15"><text:span text:style-name="T6"><text:tab/><text:tab/></text:span><text:span text:style-name="T7">return(BaseAddress &amp; 0xFFFF000);</text:span></text:p>
      <text:p text:style-name="P15"><text:span text:style-name="T6"><text:tab/></text:span><text:span text:style-name="T7">}</text:span></text:p>
      <text:p text:style-name="P9"><text:tab/></text:p>
      <text:p text:style-name="P9"><text:tab/>return(BaseAddress &amp; 0x1FFFF000);</text:p>
      <text:p text:style-name="P9">}</text:p>
      <text:p text:style-name="P22">Листинг<text:span text:style-name="T2"> </text:span><text:sequence text:ref-name="refЛистинг6" text:name="Листинг" text:formula="ooow:Листинг+1" style:num-format="1">7</text:sequence><text:span text:style-name="T2"> </text:span>простейший (но ненадежный) алгоритм трансляции адресов</text:p>
      <text:p text:style-name="P19">Его можно встретить в некоторых вирусах и <text:span text:style-name="T2">root</text:span>-<text:span text:style-name="T2">kit</text:span>'ов (когда вы столкнетесь с ним при дизассемблировании вы будете знать, что это такое), однако, в легальных программах (особенно коммерческих!) его использование категорически недопустимо и потому необходимо либо все-таки писать свой драйвер, вызывающий <text:span text:style-name="T2">MmGetPhysicalAddress</text:span> из режима ядра, либо воспользовавшись тем фактом, что адреса из диапазона 80000000<text:span text:style-name="T2">h</text:span>: 877EF000<text:span text:style-name="T2">h</text:span> транслируются однозначно, внедрить в операционную систему специальный "жучок". То есть, фактически создать в ней свой собственный <text:span text:style-name="T2">call</text:span>-<text:span text:style-name="T2">gate</text:span>, позволяющий вызывать ядерные функции с прикладного уровня. Один из вариантов его реализации приведен в вышеупомянутой статье, однако, он не свободен от ошибок и на многопроцессорных машинах (которыми, в частности, являются все машины с материнской платой и процессором <text:span text:style-name="T2">Pentium</text:span>-4 с технологией <text:span text:style-name="T2">Hyper</text:span>-<text:span text:style-name="T2">Threading</text:span>, не говоря уже о многоядерных <text:span text:style-name="T2">AMD</text:span>), возможны "синие экраны смерти", которые опять-таки недопустимы...</text:p>
      <text:p text:style-name="P19">Означает ли это, что данный антиотладочный прием полностью бесполезен? Вовсе нет! Трудности создания устойчивой и надежно работающей программы на его основе носят технический характер и вполне преодолимы. Если не трогать трансляцию, то никаких проблем вообще не возникает!</text:p>
      <text:h text:style-name="P20" text:outline-level="2">&gt;&gt;&gt; врезка как работает Win2K/XP SDT Restore</text:h>
      <text:p text:style-name="P19">Хорошим примером использования доступа к физической памяти "честными" программами является утилита <text:span text:style-name="T2">SDT</text:span> <text:span text:style-name="T2">Restore</text:span>, копию которой можно бесплатно скачать с http://www.security.org.sg/code/sdtrestore.html. Как и следует из ее названия, она занимается тем, что восстанавливает <text:span text:style-name="T2">SDT </text:span>– Service Description Table, содержащую указатели на системные вызовы, которые могут быть перехвачены злоумышленником для сокрытия своего присутствия в системе, то есть стелсирования. Многие <text:span text:style-name="T2">root</text:span>-<text:span text:style-name="T2">kit</text:span>'ы так и делают. Они подменяют оригинальные вызовы на свои, и система теряет способность обнаруживать создаваемые ими файлы, процессы, сетевые соединения и т. д.</text:p>
      <text:p text:style-name="P19">В <text:span text:style-name="T2">ms</text:span>-<text:span text:style-name="T2">dos</text:span> для борьбы со <text:span text:style-name="T2">Stealth</text:span>-вирусами обычно прибегали с системной дискете, но те времена уже давно прошли и хотя <text:span text:style-name="T2">Windows</text:span> в принципе можно загрузить и с лазерного диска (например, <text:span text:style-name="T2">Windows PE</text:span>) или с дополнительно винчестера, такой подход не слишком-то удобен, <text:soft-page-break/>хотя бы уже потому, что требует перезагрузки, а сервера лучше не перезагружать. Проще (хотя и не столь надежно) восставить <text:span text:style-name="T2">SDT</text:span> через <text:span text:style-name="T2">PhysicalMemory</text:span>. И хотя <text:span text:style-name="T2">root</text:span>-<text:span text:style-name="T2">kit</text:span> может легко отследить обращение к ней (для этого ему достаточно перехватить NtOpenSection), все известные мне зловредные программы этим еще не занимаются и потому они могут быть легко обезврежены. Во всяком случае пока.</text:p>
      <text:p text:style-name="P19">Подробнее о методах маскировки и борьбы можно прочитать в статье "<text:span text:style-name="T2">Hide</text:span>'<text:span text:style-name="T2">n</text:span>'<text:span text:style-name="T2">Seek</text:span> — <text:span text:style-name="T2">Anatomy</text:span> <text:span text:style-name="T2">of</text:span> <text:span text:style-name="T2">Stealth</text:span> <text:span text:style-name="T2">Malware</text:span>" (<text:span text:style-name="T2">http</text:span>://<text:span text:style-name="T2">www</text:span>.<text:span text:style-name="T2">blackhat</text:span>.<text:span text:style-name="T2">com</text:span>/<text:span text:style-name="T2">presentations</text:span>/<text:span text:style-name="T2">bh</text:span>-<text:span text:style-name="T2">europe</text:span>-04/<text:span text:style-name="T2">bh</text:span>-<text:span text:style-name="T2">eu</text:span>-04-<text:span text:style-name="T2">erdelyi</text:span>/<text:span text:style-name="T2">bh</text:span>-<text:span text:style-name="T2">eu</text:span>-04-<text:span text:style-name="T2">erdelyi</text:span>-<text:span text:style-name="T2">paper</text:span>.<text:span text:style-name="T2">pdf</text:span>).</text:p>
      <text:h text:style-name="P20" text:outline-level="2">заключение</text:h>
      <text:p text:style-name="P19">Мы "воскресили" только два типа анти-отладочных приемов, а всего их... Подробное описание займет целую книгу, если не больше. Но дело даже не в этом. Основная сила защитных механизмов в засекреченности (или малоизвестности) алгоритмов их работы. В отличии от криптографии, где стойкость шифра в основном определяется стойкостью ключа, защитить программный код таким методом невозможно. Железо не позволяет! Тут действует такое правило: коль скоро программу можно запустить, можно ее и взломать.</text:p>
      <text:p text:style-name="P19">Антиотладочные приемы, описанные в доступной литературе, с который может ознакомиться всякий хакер, лучше не применять. Да, они по-прежнему затрудняют взлом и знание факта, что программа занимается самотрассировкой еще не позволяет эту трассировку обойти. Скорее всего взломщику потребуется написать собственный отладчик, а на это требуется время. Тем не менее, если даже самый стойкий антиотладочный прием получает широкое распространение и встречается во множестве программ, разработка взламывающего инструментария становится психологически и экономически оправданной. Хакеры садятся за клавиатуры и начинают его писать.</text:p>
      <text:p text:style-name="P19">Согласен, информация должна быть открыта. В засекречивании антиотладочных приемов нет никакой необходимости, тем не менее, заниматься их поиском каждый должен самостоятельно, тем более, что в современных процессорах и операционных системах есть что иск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5-10-25T01:21:00</dc:date>
    <meta:editing-cycles>661</meta:editing-cycles>
    <meta:editing-duration>PT19H54M</meta:editing-duration>
    <meta:document-statistic meta:table-count="0" meta:image-count="0" meta:object-count="0" meta:page-count="9" meta:paragraph-count="203" meta:word-count="4453" meta:character-count="33328" meta:non-whitespace-character-count="28794"/>
    <meta:generator>LibreOffice/5.1.4.2$Windows_x86 LibreOffice_project/f99d75f39f1c57ebdd7ffc5f42867c12031db97a</meta:generator>
  </office:meta>
</office:document-meta>
</file>